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2016/7/13</text:p>
          </table:table-cell>
          <table:table-cell table:style-name="ce1" office:value-type="string" calcext:value-type="string">
            <text:p>2016/7/20</text:p>
          </table:table-cell>
          <table:table-cell table:style-name="ce1" office:value-type="string" calcext:value-type="string">
            <text:p>2017/7/3</text:p>
          </table:table-cell>
          <table:table-cell table:style-name="ce1" office:value-type="string" calcext:value-type="string">
            <text:p>2017/7/4</text:p>
          </table:table-cell>
          <table:table-cell table:style-name="ce1" office:value-type="string" calcext:value-type="string">
            <text:p>2017/9/21</text:p>
          </table:table-cell>
          <table:table-cell table:style-name="ce1" office:value-type="string" calcext:value-type="string">
            <text:p>2018/7/10</text:p>
          </table:table-cell>
          <table:table-cell table:style-name="ce1" office:value-type="string" calcext:value-type="string">
            <text:p>2018/7/12</text:p>
          </table:table-cell>
          <table:table-cell table:style-name="ce1" office:value-type="string" calcext:value-type="string">
            <text:p>2019/6/11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3:.K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4:.K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D5:.K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:.K6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7:.K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:.K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9:.K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0:.K1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D11:.K1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2:.K1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3:.K1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4:.K1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5:.K1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6:.K1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7:.K1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8:.K1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9:.K1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0:.K2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21:.K2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22:.K22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5:.K2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26:.K2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7:.K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8:.K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29:.K2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30:.K3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1:.K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D32:.K3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3:.K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D34:.K3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5:.K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6:.K3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7:.K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8:.K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9:.K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0:.K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1:.K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2:.K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3:.K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4:.K44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47:.K4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8:.K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9:.K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0:.K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1:.K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2:.K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3:.K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4:.K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5:.K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6:.K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7:.K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58:.K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59:.K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60:.K60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formula="of:=SUM([.D63:.K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4:.K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5:.K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6:.K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7:.K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8:.K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9:.K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70:.K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71:.K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72:.K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" table:number-columns-repeated="7"/>
          <table:table-cell office:value-type="float" office:value="1" calcext:value-type="float">
            <text:p>1</text:p>
          </table:table-cell>
          <table:table-cell table:formula="of:=SUM([.D73:.K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74:.K74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9T17:50:45.043241817</dc:date>
    <meta:editing-duration>PT1H43M42S</meta:editing-duration>
    <meta:editing-cycles>3</meta:editing-cycles>
    <meta:generator>LibreOffice/6.0.7.3$Linux_X86_64 LibreOffice_project/00m0$Build-3</meta:generator>
    <meta:document-statistic meta:table-count="1" meta:cell-count="400" meta:object-count="0"/>
  </office:meta>
</office:document-meta>
</file>